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297cm" style:use-optimal-column-width="false"/>
    </style:style>
    <style:style style:name="co2" style:family="table-column">
      <style:table-column-properties style:column-width="5.591cm" style:use-optimal-column-width="false"/>
    </style:style>
    <style:style style:name="co3" style:family="table-column">
      <style:table-column-properties style:column-width="8.748cm" style:use-optimal-column-width="false"/>
    </style:style>
    <style:style style:name="co4" style:family="table-column">
      <style:table-column-properties style:column-width="9.827cm" style:use-optimal-column-width="false"/>
    </style:style>
    <style:style style:name="ro1" style:family="table-row">
      <style:table-row-properties style:row-height="1.001cm"/>
    </style:style>
    <style:style style:name="ro2" style:family="table-row">
      <style:table-row-properties style:row-height="3.239cm"/>
    </style:style>
    <style:style style:name="ce1" style:family="table-cell">
      <style:graphic-properties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font-family="Thorndale" style:font-family-generic="roman" fo:font-weight="bold" style:font-weight-asian="bold" style:font-weight-complex="bold"/>
    </style:style>
    <style:style style:name="ce2" style:family="table-cell">
      <style:graphic-properties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font-family="Thorndale" style:font-family-generic="roman"/>
    </style:style>
    <style:style style:name="ce3" style:family="table-cell">
      <style:graphic-properties style:repeat="repeat" draw:textarea-vertical-align="middle" fo:padding-top="0.1cm" fo:padding-bottom="0.1cm" fo:padding-left="0.1cm" fo:padding-right="0.1cm"/>
      <style:paragraph-properties fo:text-align="justify" fo:border="0.03pt solid #000000"/>
      <style:text-properties fo:font-family="Thorndale" style:font-family-generic="roman"/>
    </style:style>
    <style:style style:name="P1" style:family="paragraph">
      <style:paragraph-properties fo:text-align="center"/>
      <style:text-properties fo:font-family="Thorndale" style:font-family-generic="roman" fo:font-weight="bold" style:font-weight-asian="bold" style:font-weight-complex="bold"/>
    </style:style>
    <style:style style:name="P2" style:family="paragraph">
      <style:paragraph-properties fo:text-align="center"/>
      <style:text-properties fo:font-family="Thorndale" style:font-family-generic="roman"/>
    </style:style>
    <style:style style:name="P3" style:family="paragraph">
      <style:paragraph-properties fo:text-align="justify"/>
      <style:text-properties fo:font-family="Thorndale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draw:style-name="standard" draw:layer="layout" svg:width="25.462cm" svg:height="13.884cm" svg:x="1.237cm" svg:y="4.9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#</text:p>
              </table:table-cell>
              <table:table-cell>
                <text:p text:style-name="P1">Metric of Evaluation</text:p>
              </table:table-cell>
              <table:table-cell>
                <text:p text:style-name="P1">General Purpose OS</text:p>
              </table:table-cell>
              <table:table-cell>
                <text:p text:style-name="P1">Real Time OS</text:p>
              </table:table-cell>
            </table:table-row>
            <table:table-row table:style-name="ro1" table:default-cell-style-name="ce3">
              <table:table-cell table:style-name="ce2">
                <text:p text:style-name="P2">1</text:p>
              </table:table-cell>
              <table:table-cell>
                <text:p text:style-name="P3">Determinism</text:p>
              </table:table-cell>
              <table:table-cell>
                <text:p text:style-name="P3">Non Deterministic</text:p>
              </table:table-cell>
              <table:table-cell>
                <text:p text:style-name="P3">Deterministic – Kernel functions should execute in a fixed amount of time</text:p>
              </table:table-cell>
            </table:table-row>
            <table:table-row table:style-name="ro2" table:default-cell-style-name="ce3">
              <table:table-cell table:style-name="ce2">
                <text:p text:style-name="P2">2</text:p>
              </table:table-cell>
              <table:table-cell>
                <text:p text:style-name="P3">Load Independent Timing</text:p>
              </table:table-cell>
              <table:table-cell>
                <text:p text:style-name="P3">Not Applicable – Response becomes sluggish as number of tasks increase</text:p>
              </table:table-cell>
              <table:table-cell>
                <text:p text:style-name="P3">Remains Constant – Generally Priority based execution. Time <text:s/>Slices are available only among tasks that hold the same priority</text:p>
              </table:table-cell>
            </table:table-row>
            <table:table-row table:style-name="ro1" table:default-cell-style-name="ce3">
              <table:table-cell table:style-name="ce2">
                <text:p text:style-name="P2">3</text:p>
              </table:table-cell>
              <table:table-cell>
                <text:p text:style-name="P3">Task Level Scheduling</text:p>
              </table:table-cell>
              <table:table-cell>
                <text:p text:style-name="P3">Generally Round Robin Scheduling, Sometimes Priority based scheduling – Efforts are made to ensure that all tasks get a chance to execute</text:p>
              </table:table-cell>
              <table:table-cell>
                <text:p text:style-name="P3">Priority based Preemptive Scheduling – Ensure that the Highest Priority task is always executed, even if it is the most frequent</text:p>
              </table:table-cell>
            </table:table-row>
            <table:table-row table:style-name="ro1" table:default-cell-style-name="ce3">
              <table:table-cell table:style-name="ce2">
                <text:p text:style-name="P2">4</text:p>
              </table:table-cell>
              <table:table-cell>
                <text:p text:style-name="P3">Interrupt Management</text:p>
              </table:table-cell>
              <table:table-cell>
                <text:p text:style-name="P3">Nesting may be disabled. Interrupt latency, response and recovery are not performance metrics</text:p>
              </table:table-cell>
              <table:table-cell>
                <text:p text:style-name="P3">Nesting is always enabled. Interrupt latency, response and recovery are very important performace metrics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RTOS vs GPO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ntosh Koshy</meta:initial-creator>
    <meta:creation-date>2013-11-05T19:23:31</meta:creation-date>
    <dc:date>2013-11-05T19:37:32</dc:date>
    <dc:creator>Santosh Koshy</dc:creator>
    <meta:editing-duration>PT11M46S</meta:editing-duration>
    <meta:editing-cycles>10</meta:editing-cycles>
    <meta:generator>LibreOffice/3.5$Linux_x86 LibreOffice_project/350m1$Build-2</meta:generator>
    <meta:document-statistic meta:object-count="25"/>
  </office:meta>
</office:document-meta>
</file>